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DefaultParagraphFont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P14" style:parent-style-name="Normal" style:family="paragraph">
      <style:text-properties fo:font-size="20pt" style:font-size-asian="20pt" style:font-size-complex="20pt"/>
    </style:style>
    <style:style style:name="T15" style:parent-style-name="DefaultParagraphFont" style:family="text">
      <style:text-properties fo:font-size="20pt" style:font-size-asian="20pt" style:font-size-complex="20pt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P17" style:parent-style-name="Normal" style:family="paragraph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T22" style:parent-style-name="DefaultParagraphFont" style:family="text">
      <style:text-properties fo:font-size="20pt" style:font-size-asian="20pt" style:font-size-complex="20pt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Normal" style:family="paragraph">
      <style:paragraph-properties>
        <style:tab-stops>
          <style:tab-stop style:type="left" style:position="1.2854in"/>
        </style:tab-stops>
      </style:paragraph-properties>
      <style:text-properties fo:font-size="20pt" style:font-size-asian="20pt" style:font-size-complex="20pt"/>
    </style:style>
    <style:style style:name="P25" style:parent-style-name="Normal" style:family="paragraph">
      <style:paragraph-properties>
        <style:tab-stops>
          <style:tab-stop style:type="left" style:position="1.2854in"/>
        </style:tab-stops>
      </style:paragraph-properties>
      <style:text-properties fo:font-size="20pt" style:font-size-asian="20pt" style:font-size-complex="20pt"/>
    </style:style>
    <style:style style:name="P26" style:parent-style-name="Normal" style:family="paragraph">
      <style:paragraph-properties>
        <style:tab-stops>
          <style:tab-stop style:type="left" style:position="1.2854in"/>
        </style:tab-stops>
      </style:paragraph-properties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P28" style:parent-style-name="Normal" style:family="paragraph">
      <style:paragraph-properties>
        <style:tab-stops>
          <style:tab-stop style:type="left" style:position="1.2854in"/>
        </style:tab-stops>
      </style:paragraph-properties>
      <style:text-properties fo:font-size="20pt" style:font-size-asian="20pt" style:font-size-complex="20pt"/>
    </style:style>
    <style:style style:name="P29" style:parent-style-name="Normal" style:family="paragraph">
      <style:paragraph-properties>
        <style:tab-stops>
          <style:tab-stop style:type="left" style:position="1.2854in"/>
        </style:tab-stops>
      </style:paragraph-properties>
      <style:text-properties fo:font-size="20pt" style:font-size-asian="20pt" style:font-size-complex="20pt"/>
    </style:style>
    <style:style style:name="P30" style:parent-style-name="Normal" style:family="paragraph">
      <style:paragraph-properties>
        <style:tab-stops>
          <style:tab-stop style:type="left" style:position="1.2854in"/>
        </style:tab-stops>
      </style:paragraph-properties>
      <style:text-properties fo:font-size="20pt" style:font-size-asian="20pt" style:font-size-complex="20pt"/>
    </style:style>
    <style:style style:name="P31" style:parent-style-name="Normal" style:family="paragraph">
      <style:paragraph-properties>
        <style:tab-stops>
          <style:tab-stop style:type="left" style:position="1.2854in"/>
        </style:tab-stops>
      </style:paragraph-properties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P33" style:parent-style-name="Normal" style:family="paragraph">
      <style:text-properties fo:font-size="20pt" style:font-size-asian="20pt" style:font-size-complex="20pt"/>
    </style:style>
    <style:style style:name="P34" style:parent-style-name="Normal" style:family="paragraph">
      <style:paragraph-properties>
        <style:tab-stops>
          <style:tab-stop style:type="left" style:position="1.675in"/>
        </style:tab-stops>
      </style:paragraph-properties>
    </style:style>
    <style:style style:name="T35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ight" style:wrap-contour="false" style:writing-mode="lr-tb" style:horizontal-rel="paragraph" style:vertical-rel="paragraph" style:horizontal-pos="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جدول معاملات الصعوبة والتمييز</text:p>
      <text:p text:style-name="P2"><text:span text:style-name="T3"><draw:frame draw:z-index="0" draw:id="id0" draw:style-name="a0" draw:name="Object 16" text:anchor-type="as-char" svg:x="0in" svg:y="0in" svg:width="5.02569in" svg:height="5.29861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4"><text:span text:style-name="T5">التعليق</text:span><text:span text:style-name="T6">:</text:span><text:span text:style-name="T7"><text:s/></text:span><text:span text:style-name="T8">يتضح من الجدول أن معظم معاملات الصعوبة والتمييز جاءت في النطاق المقبول أكاديمياً، مما يدل على صلاحية المفردات باستثناء بعض الأسئلة التي يجب مراجعتها (مثل س9، س36 التي تحتاج لضبط)</text:span><text:span text:style-name="T9">.</text:span></text:p>
      <text:p text:style-name="P10"/>
      <text:p text:style-name="P11"/>
      <text:p text:style-name="P12"/>
      <text:p text:style-name="P13"/>
      <text:soft-page-break/>
      <text:p text:style-name="P14">جدول صدق الاتساق الداخلي للمفردات</text:p>
      <text:p text:style-name="Normal"><text:span text:style-name="T15"><draw:frame draw:z-index="251659264" draw:id="id1" draw:style-name="a1" draw:name="Object 2" text:anchor-type="paragraph" svg:x="-1in" svg:y="0in" svg:width="5.025in" svg:height="3.89583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16"><text:line-break/></text:span></text:p>
      <text:p text:style-name="P17"/>
      <text:p text:style-name="P18"/>
      <text:p text:style-name="P19"/>
      <text:p text:style-name="P20"/>
      <text:p text:style-name="Normal"><text:span text:style-name="T21">جدول ثبات المقياس (التجزئة النصفية)</text:span><text:span text:style-name="T22"><text:line-break/></text:span><text:span text:style-name="T23"><draw:frame draw:z-index="0" draw:id="id2" draw:style-name="a2" draw:name="Object 32" text:anchor-type="as-char" svg:x="0in" svg:y="0in" svg:width="3.07778in" svg:height="1.57153in" style:rel-width="scale" style:rel-height="scale"><draw:object-ole draw:class-id="00020830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soft-page-break/>
      <text:p text:style-name="P24">جدول صدق التمييز للمجموعات المتطرفة</text:p>
      <text:p text:style-name="P25"/>
      <text:p text:style-name="P26"><text:span text:style-name="T27"><draw:frame draw:z-index="0" draw:id="id3" draw:style-name="a3" draw:name="Object 41" text:anchor-type="as-char" svg:x="0in" svg:y="0in" svg:width="6.6625in" svg:height="1.31181in" style:rel-width="scale" style:rel-height="scale"><draw:object-ole draw:class-id="00020830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28">جدول معاملات ثبات ألفا كرونباخ للأبعاد<text:line-break/></text:p>
      <text:p text:style-name="P29"/>
      <text:p text:style-name="P30"/>
      <text:p text:style-name="P31"><text:span text:style-name="T32"><draw:frame draw:z-index="0" draw:id="id4" draw:style-name="a4" draw:name="Object 50" text:anchor-type="as-char" svg:x="0in" svg:y="0in" svg:width="2.94792in" svg:height="1.59722in" style:rel-width="scale" style:rel-height="scale"><draw:object-ole draw:class-id="00020830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33"/>
      <text:p text:style-name="P34"><text:span text:style-name="T3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prahim abd hussein</meta:initial-creator>
    <dc:creator>Eprahim abd hussein</dc:creator>
    <meta:creation-date>2025-12-11T19:26:00Z</meta:creation-date>
    <dc:date>2025-12-11T19:41:00Z</dc:date>
    <meta:template xlink:href="Normal" xlink:type="simple"/>
    <meta:editing-cycles>1</meta:editing-cycles>
    <meta:editing-duration>PT900S</meta:editing-duration>
    <meta:document-statistic meta:page-count="3" meta:paragraph-count="21" meta:word-count="65" meta:character-count="473" meta:row-count="107" meta:non-whitespace-character-count="429"/>
  </office:meta>
</office:document-meta>
</file>